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tories</text:p>
      <text:p text:style-name="P1"/>
      <text:p text:style-name="P2">Boatperson – I want to be able to keep track of repairs and assign repair orders and parts to them easily.</text:p>
      <text:p text:style-name="P2"/>
      <text:p text:style-name="P2">Staff – I want to be able to check boat status and reserve them without having to navigate too many pages.</text:p>
      <text:p text:style-name="P2"/>
      <text:p text:style-name="P2">Retail Staff – I want to be able to keep track of stock and order in time before they run out as well as keeping track of sales and profit/expenditure easily.</text:p>
      <text:p text:style-name="P2"/>
      <text:p text:style-name="P2"/>
      <text:p text:style-name="P1">Personas</text:p>
      <text:p text:style-name="P1"/>
      <text:p text:style-name="P2">Beth is a mum of 2 who likes the outdoors and having fun. She uses her phone to check out what is going on in her area and the activities suitable for her kids. She likes to book things online in a quick and easy process as she is very busy.</text:p>
      <text:p text:style-name="P2"/>
      <text:p text:style-name="P2">Carl is a teenager who likes to kayak. He likes to go out on the pond and then have snacks afterwords and prefers that he can do both in the same place. He prefers to be able to reserve his kayak a few weeks in advance without having to scroll and click too many times as he gets bored.</text:p>
      <text:p text:style-name="P2"/>
      <text:p text:style-name="P2">John is an autistic man in his early 20's who likes to take part in water activities. He finds the pond and the ducks fascinating and likes to be on the water with them. He wants an easily navigable site as he gets overwhelmed easily as he has a short attention span. He likes to be able to be guided through websites with clear direc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 </meta:initial-creator>
    <meta:creation-date>2026-01-04T07:46:21.33</meta:creation-date>
    <dc:date>2026-01-04T08:02:34.65</dc:date>
    <dc:creator>Dee </dc:creator>
    <meta:editing-duration>PT6M4S</meta:editing-duration>
    <meta:editing-cycles>1</meta:editing-cycles>
    <meta:generator>OpenOffice/4.1.15$Win32 OpenOffice.org_project/4115m2$Build-9813</meta:generator>
    <meta:document-statistic meta:table-count="0" meta:image-count="0" meta:object-count="0" meta:page-count="1" meta:paragraph-count="8" meta:word-count="251" meta:character-count="1256"/>
  </office:meta>
</office:document-meta>
</file>